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4" style:family="text">
      <style:text-properties style:font-name="Times"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陳真   |  2021.06.01 11:24   |   </text:span><text:a xlink:type="simple" xlink:href="http://palinfo.habago.org/Entry?Command=Information_PrintForum#FORUM40678"><text:span text:style-name="T2">#</text:span></text:a></text:p>
      <text:p text:style-name="P3"><text:span text:style-name="T1">台灣人真要坐以待斃？(五)：草菅人命，官商勾結</text:span><text:span text:style-name="T3"><text:line-break/><text:line-break/></text:span><text:span text:style-name="T1">陳真</text:span><text:span text:style-name="T3"><text:line-break/><text:line-break/></text:span><text:span text:style-name="T1">2021. 05. 31.</text:span><text:span text:style-name="T3"><text:line-break/><text:line-break/><text:line-break/></text:span><text:span text:style-name="T1">這個人渣黨真的是齷齪至極，為了強迫大家將來打台製黑心疫苗，無所不用其極，百般阻撓世界上最好的疫苗進口，而且每天不斷撒謊造謠，毫無羞恥心。</text:span><text:span text:style-name="T3"><text:line-break/><text:line-break/></text:span><text:span text:style-name="T1">比方說，口口聲聲說什麼一定要跟原廠買，藉以阻撓疫苗進口。這不是發神經嗎？你買蘋果手機或現代汽車，難道一定要跑到美國或韓國買，才叫做原廠？醫院裏頭千千萬萬種藥物，來自世界各國，誰會一一跑去每個國家買？不管你是跟哪個代理商買的，原廠就是原廠。</text:span><text:span text:style-name="T3"><text:line-break/><text:line-break/></text:span><text:span text:style-name="T1">更可惡的是，一方面信口雌黃說什麼一定要買原廠，當原廠真的來了，人渣黨卻又說不要買，睜眼說瞎話跟對方說台灣疫苗已經夠多了，不需要再買。</text:span><text:span text:style-name="T3"><text:line-break/><text:line-break/></text:span><text:span text:style-name="T1">而且，事實上，人渣黨過去所進口的、歐洲十幾個國家禁用或停用的AZ疫苗，不但不是跟原廠買的，而且也不是原廠貨，而是韓國的代工廠SK Bioscience 所製造。至於最近那十五萬劑純做秀的莫德納疫苗，同樣也不是跟美國原廠買的，更不是原廠貨，而是西班牙的Rovi 藥廠所代工。</text:span><text:span text:style-name="T3"><text:line-break/><text:line-break/></text:span><text:a xlink:type="simple" xlink:href="https://bit.ly/3i8BFrw"><text:span text:style-name="T4">https://bit.ly/3i8BFrw</text:span></text:a><text:span text:style-name="T3"><text:line-break/><text:line-break/></text:span><text:span text:style-name="T1">聽清楚哦，是代工製造，而不是代理販賣。連代工廠的產品都能接受，卻不能接受原廠製造？由此你就可以知道，人渣黨其實根本不是要跟你講道理，而是存心胡作非為，存心蠻幹！滿口低能荒唐的謊言，擺明就是要不擇手段阻擋世界最好的幾種疫苗進口。這是什麼心態？這若不是謀財害命，什麼是謀財害命？</text:span><text:span text:style-name="T3"><text:line-break/><text:line-break/></text:span><text:span text:style-name="T1">這兩天，人渣黨頭子說話了，說疫苗是國家戰略產業，所以一定要扶植本土生技公司。可是，這鬼話說得通嗎？沒有人會反對台灣發展什麼生技產業，問題是，當疫情如此嚴重時，你卻千方百計阻撓救命解藥，說一定要先扶植一間僅僅上市才三年的私人生技公司？這種鬼話說得通嗎？</text:span><text:span text:style-name="T3"><text:line-break/><text:line-break/></text:span><text:span text:style-name="T1">今天，假若你生了病，病況危急，全世界最好的解藥送到你嘴邊，你卻說不行，我不能吃，我不能仰賴別人，我一定要等我剛考上醫學院的兒子將來為我發明解藥。這說得通嗎？</text:span><text:span text:style-name="T3"><text:line-break/><text:line-break/></text:span><text:span text:style-name="T1">如果只是你自己的一條命，你愛怎麼幹就怎麼幹。問題是，現在是涉及兩千三百萬人的性命與身家財產，你卻刻意百般阻撓，說什麼我們一定要發展自己的仙丹，不管死多少人也要等，天底下有這種道理？若說裏頭沒有陰暗內幕或機關盤算或利益輸送，難道是人渣黨集體發瘋了嗎？</text:span><text:span text:style-name="T3"><text:line-break/><text:line-break/></text:span><text:span text:style-name="T1">再說，製藥生技產業難如登天，就算你傾國家之力，花上幾十年都不一定能發展得起來。</text:span><text:span text:style-name="T3"><text:line-break/><text:line-break/></text:span><text:span text:style-name="T1">今天，假若台灣真的有什麼仙丹妙藥馬上可提供大眾救命，那倒也無話可說。但是事實上卻不然，不但不是仙丹妙藥，而且是根本不打算經過基本合格試驗程序、全世界沒有人會認可的黑心疫苗。</text:span><text:span text:style-name="T3"><text:line-break/><text:line-break/></text:span><text:span text:style-name="T1">這一家叫做 "高端疫苗" 的台灣生技公司，是個臭名昭彰、過去炒股與內線交易醜聞不斷的家族企業，連二期都還沒完成，甚至這個月(五月) 的月初才剛啟動二期試驗，該公司的網頁在五月十二日都還在公開招募受試者，人渣黨政府居然在上周五月二十八日居然就下大單，預訂了五百萬劑疫苗，就連該試驗計畫的主持人都覺得很荒唐，一個連八字都沒一撇的東西，你卻用納稅人的錢全買單了。這不是違法亂紀，什麼是違法亂紀？公家機關可以去採購一個根本尚未存在、尚未進行試驗的藥物嗎來拯救疫情？</text:span><text:span text:style-name="T3"><text:line-break/><text:line-break/></text:span><text:span text:style-name="T1">再說，天底下有人推出一個新藥是如此神速的嗎？天底下會有人這樣子訂購藥物的嗎？八字都還沒有一撇就下單全買了。這不是官商勾結，什麼是官商勾結？這不是草菅人命，什麼是草菅人命？</text:span><text:span text:style-name="T3"><text:line-break/><text:line-break/></text:span><text:span text:style-name="T1">五月中旬都還在招募受試者，五月底政府單位就來下大單預訂了。二期試驗會不會過都還是個問題，更不用說真正具有臨床意義的三期試驗，官方居然就信口胡謅打包票說很安全、沒問題，馬上進行大採購。這不是圖利，什麼是圖利？這不是利益輸送，什麼是利益輸送？這不是官商勾結，什麼是官商勾結？這不是草菅人命，什麼是草菅人命？這不是違法亂紀，什麼是違法亂紀？</text:span><text:span text:style-name="T3"><text:line-break/><text:line-break/></text:span><text:span text:style-name="T1">一個事關幾千萬條性命的疫苗，連完成三期試驗都不用，甚至連二期也不用，直接就能拍胸脯打包票說很安全很棒沒。科學生技製藥竟然是靠著政客拍胸脯，就能事先保證安全有效？這不叫做官商勾結，什麼是官商勾結？這不是黑心疫苗，什麼是黑心疫苗？簡直是把大家當白癡。</text:span><text:span text:style-name="T3"><text:line-break/><text:line-break/></text:span><text:span text:style-name="T1">還有，你看，那位陳建仁，更是眛著專業良知，欺騙大家說什麼他和他太太都有參加高端疫苗公司的二期試驗，說他打完疫苗後覺得很好！一點不舒服的感覺也沒有。這種低能謊話竟然也敢講！真的是把大家當白痴；既然是雙盲試驗，在解盲之前，他哪會知道自己是打了疫苗還是打了安慰劑？而且，不管打了什麼藥，沒有感覺不舒服就表示這個疫苗很安全很棒？騙三歲小孩也不能這樣騙。</text:span><text:span text:style-name="T3"><text:line-break/><text:line-break/></text:span><text:span text:style-name="T1">疫情危急之際，有那麼多世界最好的疫苗垂手可得，卻千方百計阻撓，每天造謠撒謊，完全就是無法無天，而且抹紅抹黑企圖引進或捐贈世界最好疫苗者，硬是要採用毫無安全保障的台製黑心疫苗，如果這不叫做泯滅良知，什麼是泯滅良知？如果這不叫做喪心病狂，什麼是喪心病狂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